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stStatus" style:family="table">
      <style:table-properties style:width="17.013cm" fo:margin-left="0cm" table:align="left"/>
    </style:style>
    <style:style style:name="TestStatus.A" style:family="table-column">
      <style:table-column-properties style:column-width="2.99cm"/>
    </style:style>
    <style:style style:name="TestStatus.B" style:family="table-column">
      <style:table-column-properties style:column-width="2.302cm"/>
    </style:style>
    <style:style style:name="TestStatus.C" style:family="table-column">
      <style:table-column-properties style:column-width="1.773cm"/>
    </style:style>
    <style:style style:name="TestStatus.D" style:family="table-column">
      <style:table-column-properties style:column-width="9.948cm"/>
    </style:style>
    <style:style style:name="TestStatus.A1" style:family="table-cell">
      <style:table-cell-properties fo:padding="0.097cm" fo:border-left="0.05pt solid #000000" fo:border-right="none" fo:border-top="0.05pt solid #000000" fo:border-bottom="0.05pt solid #000000"/>
    </style:style>
    <style:style style:name="TestStatus.D1" style:family="table-cell">
      <style:table-cell-properties fo:padding="0.097cm" fo:border="0.05pt solid #000000"/>
    </style:style>
    <style:style style:name="TestStatus.A2" style:family="table-cell">
      <style:table-cell-properties fo:padding="0.097cm" fo:border-left="0.05pt solid #000000" fo:border-right="none" fo:border-top="none" fo:border-bottom="0.05pt solid #000000"/>
    </style:style>
    <style:style style:name="TestStatu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6.986cm" table:align="left"/>
    </style:style>
    <style:style style:name="Tabelle1.A" style:family="table-column">
      <style:table-column-properties style:column-width="1.349cm"/>
    </style:style>
    <style:style style:name="Tabelle1.B" style:family="table-column">
      <style:table-column-properties style:column-width="1.693cm"/>
    </style:style>
    <style:style style:name="Tabelle1.C" style:family="table-column">
      <style:table-column-properties style:column-width="2.725cm"/>
    </style:style>
    <style:style style:name="Tabelle1.D" style:family="table-column">
      <style:table-column-properties style:column-width="2.143cm"/>
    </style:style>
    <style:style style:name="Tabelle1.E" style:family="table-column">
      <style:table-column-properties style:column-width="1.879cm"/>
    </style:style>
    <style:style style:name="Tabelle1.F" style:family="table-column">
      <style:table-column-properties style:column-width="1.826cm"/>
    </style:style>
    <style:style style:name="Tabelle1.G" style:family="table-column">
      <style:table-column-properties style:column-width="5.37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19cd" officeooo:paragraph-rsid="000f19cd"/>
    </style:style>
    <style:style style:name="P2" style:family="paragraph" style:parent-style-name="Table_20_Contents">
      <style:text-properties fo:font-weight="bold" officeooo:rsid="000f19cd" officeooo:paragraph-rsid="000f19cd" style:font-weight-asian="bold" style:font-weight-complex="bold"/>
    </style:style>
    <style:style style:name="P3" style:family="paragraph" style:parent-style-name="Table_20_Contents">
      <style:text-properties officeooo:rsid="001045cf" officeooo:paragraph-rsid="001045cf"/>
    </style:style>
    <style:style style:name="P4" style:family="paragraph" style:parent-style-name="Table_20_Contents">
      <style:text-properties officeooo:rsid="0010ef36" officeooo:paragraph-rsid="0010ef36"/>
    </style:style>
    <style:style style:name="P5" style:family="paragraph" style:parent-style-name="Table_20_Contents">
      <style:text-properties officeooo:rsid="0011e420" officeooo:paragraph-rsid="0011e420"/>
    </style:style>
    <style:style style:name="P6" style:family="paragraph" style:parent-style-name="Table_20_Contents">
      <style:text-properties officeooo:rsid="0011fef9" officeooo:paragraph-rsid="0011fef9"/>
    </style:style>
    <style:style style:name="P7" style:family="paragraph" style:parent-style-name="Table_20_Contents">
      <style:text-properties officeooo:rsid="0015b50c" officeooo:paragraph-rsid="0015b50c"/>
    </style:style>
    <style:style style:name="P8" style:family="paragraph" style:parent-style-name="Table_20_Contents">
      <style:text-properties officeooo:rsid="0017c332" officeooo:paragraph-rsid="0017c332"/>
    </style:style>
    <style:style style:name="P9" style:family="paragraph" style:parent-style-name="Table_20_Contents">
      <style:text-properties officeooo:rsid="0019c8ee" officeooo:paragraph-rsid="0019c8ee"/>
    </style:style>
    <style:style style:name="P10" style:family="paragraph" style:parent-style-name="Table_20_Contents">
      <style:text-properties officeooo:rsid="001b09ce" officeooo:paragraph-rsid="001b09ce"/>
    </style:style>
    <style:style style:name="P11" style:family="paragraph" style:parent-style-name="Table_20_Contents">
      <style:text-properties officeooo:rsid="001ce3ce" officeooo:paragraph-rsid="001de275"/>
    </style:style>
    <style:style style:name="P12" style:family="paragraph" style:parent-style-name="Table_20_Contents">
      <style:paragraph-properties fo:background-color="#33cc66">
        <style:background-image/>
      </style:paragraph-properties>
      <style:text-properties officeooo:rsid="000f19cd" officeooo:paragraph-rsid="000f19cd"/>
    </style:style>
    <style:style style:name="P13" style:family="paragraph" style:parent-style-name="Table_20_Contents">
      <style:paragraph-properties fo:background-color="#33cc66">
        <style:background-image/>
      </style:paragraph-properties>
      <style:text-properties officeooo:rsid="000f19cd" officeooo:paragraph-rsid="0015b50c"/>
    </style:style>
    <style:style style:name="P14" style:family="paragraph" style:parent-style-name="Standard">
      <style:text-properties officeooo:rsid="000f19cd" officeooo:paragraph-rsid="000f19cd"/>
    </style:style>
    <style:style style:name="P15" style:family="paragraph" style:parent-style-name="Standard">
      <style:text-properties officeooo:rsid="0017c332" officeooo:paragraph-rsid="0017c332"/>
    </style:style>
    <style:style style:name="P16" style:family="paragraph" style:parent-style-name="Table_20_Contents" style:list-style-name="L1">
      <style:text-properties officeooo:rsid="001045cf" officeooo:paragraph-rsid="001045cf"/>
    </style:style>
    <style:style style:name="P17" style:family="paragraph" style:parent-style-name="Table_20_Contents" style:list-style-name="L1">
      <style:text-properties officeooo:rsid="00137764" officeooo:paragraph-rsid="00137764"/>
    </style:style>
    <style:style style:name="P18" style:family="paragraph" style:parent-style-name="Table_20_Contents">
      <style:text-properties officeooo:rsid="001f0fb1" officeooo:paragraph-rsid="001f0fb1"/>
    </style:style>
    <style:style style:name="P19" style:family="paragraph" style:parent-style-name="Table_20_Contents">
      <style:text-properties style:font-name="Consolas" fo:font-size="9pt" officeooo:rsid="001f0fb1" officeooo:paragraph-rsid="001f0fb1" style:font-size-asian="9pt" style:font-size-complex="9pt"/>
    </style:style>
    <style:style style:name="P20" style:family="paragraph" style:parent-style-name="Table_20_Contents">
      <style:paragraph-properties fo:background-color="#33cc66">
        <style:background-image/>
      </style:paragraph-properties>
      <style:text-properties officeooo:rsid="000f19cd" officeooo:paragraph-rsid="001f0fb1"/>
    </style:style>
    <style:style style:name="T1" style:family="text">
      <style:text-properties officeooo:rsid="001045cf"/>
    </style:style>
    <style:style style:name="T2" style:family="text">
      <style:text-properties officeooo:rsid="0011e420"/>
    </style:style>
    <style:style style:name="T3" style:family="text">
      <style:text-properties style:font-name="Courier New"/>
    </style:style>
    <style:style style:name="T4" style:family="text">
      <style:text-properties officeooo:rsid="00144f22"/>
    </style:style>
    <style:style style:name="T5" style:family="text">
      <style:text-properties officeooo:rsid="001ce3ce"/>
    </style:style>
    <style:style style:name="T6" style:family="text">
      <style:text-properties officeooo:rsid="001f0fb1"/>
    </style:style>
    <style:style style:name="T7" style:family="text">
      <style:text-properties style:font-name="Consolas"/>
    </style:style>
    <style:style style:name="T8" style:family="text">
      <style:text-properties style:font-name="Consolas"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sgiDAV Client test results</text:p>
      <table:table table:name="TestStatus" table:style-name="TestStatus">
        <table:table-column table:style-name="TestStatus.A"/>
        <table:table-column table:style-name="TestStatus.B"/>
        <table:table-column table:style-name="TestStatus.C"/>
        <table:table-column table:style-name="TestStatus.D"/>
        <table:table-row>
          <table:table-cell table:style-name="TestStatus.A1" office:value-type="string">
            <text:p text:style-name="P2">Client</text:p>
          </table:table-cell>
          <table:table-cell table:style-name="TestStatus.A1" office:value-type="string">
            <text:p text:style-name="P2">WsgiDAV</text:p>
          </table:table-cell>
          <table:table-cell table:style-name="TestStatus.A1" office:value-type="string">
            <text:p text:style-name="P2">Status</text:p>
          </table:table-cell>
          <table:table-cell table:style-name="TestStatus.D1" office:value-type="string">
            <text:p text:style-name="P2">Remarks</text:p>
          </table:table-cell>
        </table:table-row>
        <table:table-row>
          <table:table-cell table:style-name="TestStatus.A2" office:value-type="string">
            <text:p text:style-name="P1">Litmus 0.13</text:p>
          </table:table-cell>
          <table:table-cell table:style-name="TestStatus.A2" office:value-type="string">
            <text:p text:style-name="P1">1.0.0</text:p>
          </table:table-cell>
          <table:table-cell table:style-name="TestStatus.A2" office:value-type="string">
            <text:p text:style-name="P12">Ok</text:p>
          </table:table-cell>
          <table:table-cell table:style-name="TestStatus.D2" office:value-type="string">
            <text:p text:style-name="P1">Passes 100% when run with <text:span text:style-name="T1">the built.in C</text:span>herry<text:span text:style-name="T1">P</text:span>y 3.2.4 server and <text:span text:style-name="T1">basic </text:span>authentication enabled <text:span text:style-name="T1">(with and without SSL)</text:span>.</text:p>
            <text:list xml:id="list8512333432112932716" text:style-name="L1">
              <text:list-item>
                <text:p text:style-name="P16">Wasn't able to run SSL inside a unit test (but works when servver is started stand-alone)<text:line-break/>Note that the litmus suite must be compiled <text:span text:style-name="T2">using<text:line-break/></text:span>'<text:span text:style-name="T3">--with-ssl</text:span>' switch.</text:p>
              </text:list-item>
              <text:list-item>
                <text:p text:style-name="P17">When lxml is not installed, one tests fails (high-unicode encoding)</text:p>
              </text:list-item>
              <text:list-item>
                <text:p text:style-name="P16">With anonymous access, the CherryPy server times out on the expect-100 test.</text:p>
              </text:list-item>
            </text:list>
          </table:table-cell>
        </table:table-row>
        <table:table-row>
          <table:table-cell table:style-name="TestStatus.A2" office:value-type="string">
            <text:p text:style-name="P3">IE 1<text:span text:style-name="T4">1</text:span></text:p>
          </table:table-cell>
          <table:table-cell table:style-name="TestStatus.A2" office:value-type="string">
            <text:p text:style-name="P4">1.0.0</text:p>
          </table:table-cell>
          <table:table-cell table:style-name="TestStatus.A2" office:value-type="string">
            <text:p text:style-name="P13">Ok</text:p>
          </table:table-cell>
          <table:table-cell table:style-name="TestStatus.D2" office:value-type="string">
            <text:p text:style-name="P7">Using dir browser in readonly mode.</text:p>
          </table:table-cell>
        </table:table-row>
        <table:table-row>
          <table:table-cell table:style-name="TestStatus.A2" office:value-type="string">
            <text:p text:style-name="P5">MS Office 2007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5">MS Office 2010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5">MS Office 2013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5">Ubuntu 13.04 <text:span text:style-name="T5">'Files' application</text:span>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20">Ok</text:p>
          </table:table-cell>
          <table:table-cell table:style-name="TestStatus.D2" office:value-type="string">
            <text:p text:style-name="P10"><text:span text:style-name="T5">Use "Files"</text:span>Connect to server "<text:span text:style-name="T8">davs://192.168.178.44:8080/</text:span>" (using SSL)</text:p>
          </table:table-cell>
        </table:table-row>
        <table:table-row>
          <table:table-cell table:style-name="TestStatus.A2" office:value-type="string">
            <text:p text:style-name="P11"><text:span text:style-name="T2">Ubuntu 13.04 d</text:span>avfs2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20">Ok</text:p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5">Mac OS X 10.9 Finder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5">Windows mapped drive (Mini-Redirector)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20">Ok</text:p>
          </table:table-cell>
          <table:table-cell table:style-name="TestStatus.D2" office:value-type="string">
            <text:p text:style-name="P18">e.g.</text:p>
            <text:p text:style-name="P19">&gt; NET USE W: https://localhost:8080 /USER:tester secret</text:p>
          </table:table-cell>
        </table:table-row>
        <table:table-row>
          <table:table-cell table:style-name="TestStatus.A2" office:value-type="string">
            <text:p text:style-name="P6">MS File Explorer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20">Ok</text:p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6"><text:span text:style-name="T6">Libre</text:span> Office 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6"><text:a xlink:type="simple" xlink:href="http://koti.kapsi.fi/jpa/webdav/">http://koti.kapsi.fi/jpa/webdav/</text:a> 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</table:table>
      <text:p text:style-name="P14"/>
      <text:p text:style-name="P14"/>
      <text:h text:style-name="Heading_20_2" text:outline-level="2">Net Use</text:h>
      <text:p text:style-name="P1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8">SSL</text:p>
          </table:table-cell>
          <table:table-cell table:style-name="Tabelle1.A1" office:value-type="string">
            <text:p text:style-name="P8">Port</text:p>
          </table:table-cell>
          <table:table-cell table:style-name="Tabelle1.A1" office:value-type="string">
            <text:p text:style-name="P8">Allow Digest</text:p>
          </table:table-cell>
          <table:table-cell table:style-name="Tabelle1.A1" office:value-type="string">
            <text:p text:style-name="P8">NT Login</text:p>
          </table:table-cell>
          <table:table-cell table:style-name="Tabelle1.A1" office:value-type="string">
            <text:p text:style-name="P8">Mount</text:p>
          </table:table-cell>
          <table:table-cell table:style-name="Tabelle1.A1" office:value-type="string">
            <text:p text:style-name="P8">Status</text:p>
          </table:table-cell>
          <table:table-cell table:style-name="Tabelle1.G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8">On</text:p>
          </table:table-cell>
          <table:table-cell table:style-name="Tabelle1.A2" office:value-type="string">
            <text:p text:style-name="P8">8080</text:p>
          </table:table-cell>
          <table:table-cell table:style-name="Tabelle1.A2" office:value-type="string">
            <text:p text:style-name="P8">False</text:p>
          </table:table-cell>
          <table:table-cell table:style-name="Tabelle1.A2" office:value-type="string">
            <text:p text:style-name="P8">False</text:p>
          </table:table-cell>
          <table:table-cell table:style-name="Tabelle1.A2" office:value-type="string">
            <text:p text:style-name="Table_20_Contents">/</text:p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P9"><text:a xlink:type="simple" xlink:href="https://192.168.178.44:8080/">https://192.168.178.44:8080/</text:a> </text:p>
            <text:p text:style-name="P9"/>
          </table:table-cell>
        </table:table-row>
        <table:table-row>
          <table:table-cell table:style-name="Tabelle1.A2" office:value-type="string">
            <text:p text:style-name="P9">On</text:p>
          </table:table-cell>
          <table:table-cell table:style-name="Tabelle1.A2" office:value-type="string">
            <text:p text:style-name="P9">8080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P9"><text:a xlink:type="simple" xlink:href="https://192.168.178.44:8080/dav">https://192.168.178.44:8080/dav</text:a> <text:s/></text:p>
          </table:table-cell>
        </table:table-row>
      </table:table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8M25S</meta:editing-duration>
    <meta:editing-cycles>18</meta:editing-cycles>
    <meta:generator>LibreOffice/4.1.0.4$Windows_x86 LibreOffice_project/89ea49ddacd9aa532507cbf852f2bb22b1ace28</meta:generator>
    <dc:date>2013-12-27T15:30:05.301000000</dc:date>
    <meta:document-statistic meta:table-count="2" meta:image-count="0" meta:object-count="0" meta:page-count="2" meta:paragraph-count="49" meta:word-count="162" meta:character-count="1021" meta:non-whitespace-character-count="907"/>
    <meta:user-defined meta:name="Info 1"/>
    <meta:user-defined meta:name="Info 2"/>
    <meta:user-defined meta:name="Info 3"/>
    <meta:user-defined meta:name="Info 4"/>
  </office:meta>
</office:document-meta>
</file>